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22bb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how much you feel the platform might benefit social life at university.</text:p>
      <text:p text:style-name="P2">Platform: <text:span text:style-name="T1">Learning space</text:span></text:p>
      <text:p text:style-name="P3"/>
      <text:p text:style-name="P4">1) News feed and notifications keep people up to date about the happenings at the university, the feed is prominent but doesnt take up too much space</text:p>
      <text:p text:style-name="P4"/>
      <text:p text:style-name="P4">2) I personally haven used learning space for social reasons as I normally use social media for this but would be open to using it for social reasons if my social specific features were added</text:p>
      <text:p text:style-name="P4"/>
      <text:p text:style-name="P4">3) They helped me communicate with some of my coursemates but we often rely on other social platforms to communicate and socialize</text:p>
      <text:p text:style-name="P4"/>
      <text:p text:style-name="P4">4) I'm not sure what the platform even does in order to improve university social liife. To me, LearningSpace and the Student Portal are forms of accessing content.</text:p>
      <text:p text:style-name="P4"/>
      <text:p text:style-name="P4">5) The learning space does little to promote social life around Falmouth. It has an advents wall to keep students up to date, along side a news letter, but these don't represent the student culture as faithfully as they should.</text:p>
      <text:p text:style-name="P4"/>
      <text:p text:style-name="P4">6) Events are displayed at all times</text:p>
      <text:p text:style-name="P4"/>
      <text:p text:style-name="P4">7) im not sure it benefits my social life at university beyond being able to email tutors. There are lots of announcements of events and things happening in societies but due to these being posts and not discussions, i am less inclined to attend due to the fact that i am unable to communicate with other people also attending those certain events and find people to go with. </text:p>
      <text:p text:style-name="P4"/>
      <text:p text:style-name="P4">8) There is barely any social features that I can find other than the forum activities which are never used since they are obscured under course material.</text:p>
      <text:p text:style-name="P4"/>
      <text:p text:style-name="P4">9) Not really, if we speaking about learning space itself it's mostly just library of your modules, however if we add up social platform what I have seen, with events tab, Q/A, etc. It will bring a lot of socialisation for each student.</text:p>
      <text:p text:style-name="P4"/>
      <text:p text:style-name="P4">10) not much to do with social life </text:p>
      <text:p text:style-name="P4"/>
      <text:p text:style-name="P4">11) It doesn't really have any effect on my social life in any way, since little to no people use the built in forums.</text:p>
      <text:p text:style-name="P4"/>
      <text:p text:style-name="P4">12) I wouldn't use Learning Space for social life; I think it's more suitable for academic purposes</text:p>
      <text:p text:style-name="P4"/>
      <text:p text:style-name="P4">13) There isn't many social tools as far as i believe towards learning space. I think a social platform on a learning site would allow students to easily figure out solutions to problems they may have which are of more relavance to the module which cannot be found else where.</text:p>
      <text:p text:style-name="P4"/>
      <text:p text:style-name="P4"><text:soft-page-break/>14) It is too clunky and long winded for this.</text:p>
      <text:p text:style-name="P4"/>
      <text:p text:style-name="P4">15) It's primarily education based.</text:p>
      <text:p text:style-name="P4"/>
      <text:p text:style-name="P4">16) I dont think the learning space has any impact on my social life at uni as there is no social features really. </text:p>
      <text:p text:style-name="P4"/>
      <text:p text:style-name="P4">17) Adverts for events in the news tab (dances, meeting for finding housemates) can lead to socializing.</text:p>
      <text:p text:style-name="P4"/>
      <text:p text:style-name="P4">18) You can see up coming events, social events, platform does remind you about it sometimes. Specially, emails from the SU give lots of info about coming events.</text:p>
      <text:p text:style-name="P4"/>
      <text:p text:style-name="P4">19) I don't really know if the learning space has any features that encourage social life, other than the forums, but I'm not sure how beneficial they are as they are rarely used and most staff and students uses discord or teams anyway.</text:p>
      <text:p text:style-name="P4"/>
      <text:p text:style-name="P4">20) Society stuff is handled by the Student Union website, which I find to be more of a social thing.</text:p>
      <text:p text:style-name="P4"/>
      <text:p text:style-name="P4">21) There are very little social features available on learning space outside of the discussed forums. Learning space could benefit from a dedicated discussion area.</text:p>
      <text:p text:style-name="P4"/>
      <text:p text:style-name="P4">22) I think it will help immensely to connect people although this wont be the case for everyone as not everyone is very social, especially in the GA.</text:p>
      <text:p text:style-name="P4"/>
      <text:p text:style-name="P4">23) No strong feelings here, it currently helps me keep up to date with the course but that's about it. I don't think it really has a "community" as it stands.</text:p>
      <text:p text:style-name="P4"/>
      <text:p text:style-name="P4">24) Not very beneficial as it is now. Not really any way to contact people on your course unless you go through teams and direct message someone. There is however an event feed that you can attend occasional but I think some sort of chat with your coursemates would be nice.</text:p>
      <text:p text:style-name="P4"/>
      <text:p text:style-name="P4">25) I feel that it could be a good place to talk online with other people on my and other courses and arange events and meetings</text:p>
      <text:p text:style-name="P4"/>
      <text:p text:style-name="P4">26) having a way for people to meet with eachother and find new friends through the app sounds great and would be very beneficial however I think the forums would need strong moderation in place</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51:54.483009078</dc:date>
    <meta:editing-duration>PT48M36S</meta:editing-duration>
    <meta:editing-cycles>8</meta:editing-cycles>
    <meta:generator>LibreOffice/7.4.4.2$Linux_X86_64 LibreOffice_project/40$Build-2</meta:generator>
    <meta:document-statistic meta:table-count="0" meta:image-count="0" meta:object-count="0" meta:page-count="2" meta:paragraph-count="28" meta:word-count="757" meta:character-count="4179" meta:non-whitespace-character-count="3447"/>
  </office:meta>
</office:document-meta>
</file>